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16cd" officeooo:paragraph-rsid="001d16cd"/>
    </style:style>
    <style:style style:name="P2" style:family="paragraph" style:parent-style-name="Standard">
      <style:text-properties officeooo:rsid="001d16cd" officeooo:paragraph-rsid="001dcaf3"/>
    </style:style>
    <style:style style:name="P3" style:family="paragraph" style:parent-style-name="Standard">
      <style:text-properties officeooo:rsid="001dcaf3" officeooo:paragraph-rsid="001dcaf3"/>
    </style:style>
    <style:style style:name="P4" style:family="paragraph" style:parent-style-name="Standard">
      <style:text-properties officeooo:rsid="001dcaf3" officeooo:paragraph-rsid="001f5f63"/>
    </style:style>
    <style:style style:name="P5" style:family="paragraph" style:parent-style-name="Standard">
      <style:text-properties officeooo:rsid="001f5f63" officeooo:paragraph-rsid="001f5f63"/>
    </style:style>
    <style:style style:name="P6" style:family="paragraph" style:parent-style-name="Standard">
      <style:text-properties officeooo:rsid="0020f2e8" officeooo:paragraph-rsid="001f5f63"/>
    </style:style>
    <style:style style:name="P7" style:family="paragraph" style:parent-style-name="Standard">
      <style:text-properties officeooo:rsid="0020f2e8" officeooo:paragraph-rsid="0020f2e8"/>
    </style:style>
    <style:style style:name="P8" style:family="paragraph" style:parent-style-name="Standard">
      <style:text-properties officeooo:rsid="00241468" officeooo:paragraph-rsid="00241468"/>
    </style:style>
    <style:style style:name="P9" style:family="paragraph" style:parent-style-name="Standard">
      <style:paragraph-properties fo:break-before="page"/>
      <style:text-properties officeooo:rsid="0020f2e8" officeooo:paragraph-rsid="0020f2e8"/>
    </style:style>
    <style:style style:name="T1" style:family="text">
      <style:text-properties fo:font-weight="bold" style:font-size-asian="10.5pt"/>
    </style:style>
    <style:style style:name="T2" style:family="text">
      <style:text-properties fo:font-weight="bold" officeooo:rsid="001d16cd" style:font-size-asian="10.5pt"/>
    </style:style>
    <style:style style:name="T3" style:family="text">
      <style:text-properties fo:font-weight="bold" officeooo:rsid="001f5f63" style:font-size-asian="10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1dcaf3"/>
    </style:style>
    <style:style style:name="T8" style:family="text">
      <style:text-properties officeooo:rsid="001fe381"/>
    </style:style>
    <style:style style:name="T9" style:family="text">
      <style:text-properties officeooo:rsid="002154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Number of devices: 6\n1\tglurk_1\tON\n2\tvaermdo_main_kitchen_heater_1\tOFF\n3\tglurk_3\tON\n4\tvaermdo_main_entrance_indoor_lamp_2\tOFF\n5\tvaermdo_main_livingroom_heater_1\tOFF\n6\tvaermdo_main_entrance_indoor_lamp_1\tOFF\n\n\nSENSORS:\n\nPROTOCOL <text:s text:c="11"/>\tMODEL <text:s text:c="14"/>\tID <text:s text:c="2"/>\tTEMP \tHUMIDITY\tLAST UPDATED <text:s text:c="7"/>\nfineoffset <text:s text:c="9"/>\ttemperaturehumidity \t167 <text:s/>\t23.0°\t44% <text:s text:c="4"/>\t2019-08-04 08:37:36 \nfineoffset <text:s text:c="9"/>\ttemperaturehumidity \t247 <text:s/>\t20.2°\t53% <text:s text:c="4"/>\t2019-08-04 08:37:09 \nfineoffset <text:s text:c="9"/>\ttemperature <text:s text:c="8"/>\t248 <text:s/>\t16.3°\t <text:s text:c="7"/>\t2019-08-04 08:36:09 \nfineoffset <text:s text:c="9"/>\ttemperaturehumidity \t41 <text:s text:c="2"/>\t-109.3°\t78% <text:s text:c="4"/>\t2019-07-29 11:19:22 \nfineoffset <text:s text:c="9"/>\ttemperature <text:s text:c="8"/>\t255 <text:s/>\t-204.7°\t <text:s text:c="7"/>\t2019-07-28 16:21:16 \nfineoffset <text:s text:c="9"/>\ttemperaturehumidity \t83 <text:s text:c="2"/>\t-14.0°\t21% <text:s text:c="4"/>\t2019-07-29 12:50:34 \nfineoffset <text:s text:c="9"/>\ttemperaturehumidity \t148 <text:s/>\t-157.0°\t77% <text:s text:c="4"/>\t2019-07-29 12:30:34 \n\n"</text:p>
      <text:p text:style-name="P1"/>
      <text:p text:style-name="P1">\n -&gt; new line</text:p>
      <text:p text:style-name="P1">\t -&gt; tab</text:p>
      <text:p text:style-name="P1"/>
      <text:p text:style-name="P1">Number of devices: 6</text:p>
      <text:p text:style-name="P1">1<text:tab/>glurk_1<text:tab/><text:tab/>ON</text:p>
      <text:p text:style-name="P1">2<text:tab/>vaermdo_main_kitchen_heater<text:tab/>OFF</text:p>
      <text:p text:style-name="P1"/>
      <text:p text:style-name="P1">SENSORS:</text:p>
      <text:p text:style-name="P1"/>
      <text:p text:style-name="P1">PROTOCOL <text:s text:c="5"/><text:tab/>MODEL<text:tab/><text:tab/><text:tab/>ID<text:tab/>TEMP<text:tab/>HUMIDITY<text:tab/>LAST UPDATE</text:p>
      <text:p text:style-name="P1"/>
      <text:p text:style-name="P1">fineoffset<text:tab/>temperaturehumidity<text:tab/>167<text:tab/>23.0°<text:tab/>44%<text:tab/><text:tab/>2019-08-04 08:37:36</text:p>
      <text:p text:style-name="P1"/>
      <text:p text:style-name="P1">string:tokens(L,"\n").</text:p>
      <text:p text:style-name="P1"/>
      <text:p text:style-name="P1">[<text:span text:style-name="T1">"Number of devices: 6",</text:span>"1\tglurk_1\tOFF",</text:p>
      <text:p text:style-name="P1"><text:s/>"2\tvaermdo_main_kitchen_heater_1\tOFF","3\tglurk_3\tOFF",</text:p>
      <text:p text:style-name="P1"><text:s/>"4\tvaermdo_main_entrance_indoor_lamp_2\tOFF",</text:p>
      <text:p text:style-name="P1"><text:s/>"5\tvaermdo_main_livingroom_heater_1\tOFF",</text:p>
      <text:p text:style-name="P1"><text:s/>"6\tvaermdo_main_entrance_indoor_lamp_1\tOFF",<text:span text:style-name="T4">"SENSORS:"</text:span>,</text:p>
      <text:p text:style-name="P1"><text:s/>"<text:span text:style-name="T6">PROTOCOL <text:s text:c="11"/>\tMODEL <text:s text:c="14"/>\tID <text:s text:c="2"/>\tTEMP \tHUMIDITY\tLAST UPDATED <text:s/></text:span><text:span text:style-name="T5"><text:s text:c="5"/></text:span><text:s/>",</text:p>
      <text:p text:style-name="P1"><text:s/>"fineoffset <text:s text:c="9"/>\ttemperaturehumidity \t167 <text:s/>\t29.6°\t30% <text:s text:c="4"/>\t2019-08-04 11:35:59 ",</text:p>
      <text:p text:style-name="P1"><text:s/>"fineoffset <text:s text:c="9"/>\ttemperaturehumidity \t247 <text:s/>\t21.7°\t51% <text:s text:c="4"/>\t2019-08-04 11:35:09 ",</text:p>
      <text:p text:style-name="P1"><text:s/>"fineoffset <text:s text:c="9"/>\ttemperature <text:s text:c="8"/>\t248 <text:s/>\t19.2°\t <text:s text:c="7"/>\t2019-08-04 11:34:09 ",</text:p>
      <text:p text:style-name="P1"><text:s/>"fineoffset <text:s text:c="9"/>\ttemperaturehumidity \t41 <text:s text:c="2"/>\t-109.3°\t78% <text:s text:c="4"/>\t2019-07-29 11:19:22 ",</text:p>
      <text:p text:style-name="P1"><text:s/>"fineoffset <text:s text:c="9"/>\ttemperature <text:s text:c="8"/>\t255 <text:s/>\t-204.7°\t <text:s text:c="7"/>\t2019-07-28 16:21:16 ",</text:p>
      <text:p text:style-name="P1"><text:s/>"fineoffset <text:s text:c="9"/>\ttemperaturehumidity \t83 <text:s text:c="2"/>\t-14.0°\t21% <text:s text:c="4"/>\t2019-07-29 12:50:34 ",</text:p>
      <text:p text:style-name="P1"><text:s/>"fineoffset <text:s text:c="9"/>\ttemperaturehumidity \t148 <text:s/>\t-157.0°\t77% <text:s text:c="4"/>\t2019-07-29 12:30:34 "]</text:p>
      <text:p text:style-name="P1"/>
      <text:p text:style-name="P4">KeyStrings: </text:p>
      <text:p text:style-name="P4"><text:span text:style-name="T3">1) </text:span><text:span text:style-name="T2">"Number of devices: 6",</text:span></text:p>
      <text:p text:style-name="P2"><text:span text:style-name="T7">A=</text:span>string:tokens(L,"\n") →<text:span text:style-name="T7"> [A1|_]=A → B=string:tokens(A1,”:”) → ["Number of devices"," 6"]</text:span></text:p>
      <text:p text:style-name="P3">Pos1 ["Number of devices"," 6"]: [pattern_to_match, Number of devices ]</text:p>
      <text:p text:style-name="P5">2)</text:p>
      <text:p text:style-name="P5"><text:span text:style-name="T7">A=string:tokens(L,"\n") → [_</text:span>|T<text:span text:style-name="T7">]=A → </text:span>[B|_]=T → C=<text:span text:style-name="T7">string:tokens(A1,”:</text:span>\t<text:span text:style-name="T7">) → </text:span>["1","glurk_1","OFF"]. <text:span text:style-name="T8">[DeviceId, Device name, State]</text:span></text:p>
      <text:p text:style-name="P5"/>
      <text:p text:style-name="P6"/>
      <text:p text:style-name="P7"/>
      <text:p text:style-name="P9">[<text:span text:style-name="T9">D</text:span>,<text:span text:style-name="T9">S</text:span>]=string:split(A,"SENSORS:").</text:p>
      <text:p text:style-name="P7">[_|<text:span text:style-name="T9">D</text:span>1]=string:tokens(L1,"\n").</text:p>
      <text:p text:style-name="P7">[_|<text:span text:style-name="T9">S1</text:span>]=string:tokens(L2,"\n").</text:p>
      <text:p text:style-name="P7"/>
      <text:p text:style-name="P8">S10=string:tokens(S3,"\t").</text:p>
      <text:p text:style-name="P8">string:strip(S10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3:40:09.504993967</meta:creation-date>
    <dc:date>2019-08-04T14:28:27.324396652</dc:date>
    <meta:editing-duration>PT27M4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194" meta:character-count="2664" meta:non-whitespace-character-count="2169"/>
  </office:meta>
</office:document-meta>
</file>